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:</text:p>
      <text:p text:style-name="Standard"/>
      <text:p text:style-name="Standard">Speaker Names:</text:p>
      <text:p text:style-name="Standard"/>
      <text:p text:style-name="Standard">Timeslot: (20 or 60 min) </text:p>
      <text:p text:style-name="Standard"/>
      <text:p text:style-name="Standard">Abstract:</text:p>
      <text:p text:style-name="Standard"/>
      <text:p text:style-name="Standard">Bio: (&lt;=100 words total)</text:p>
      <text:p text:style-name="Standard"/>
      <text:p text:style-name="Standard">Technical level: (1 to 5, 1 is the least technical)</text:p>
      <text:p text:style-name="Standard"/>
      <text:p text:style-name="Standard">Detailed Description: </text:p>
      <text:p text:style-name="Standard"/>
      <text:p text:style-name="Standard">Fit: </text:p>
      <text:p text:style-name="Standard"/>
      <text:p text:style-name="Standard">Other Venues: </text:p>
      <text:p text:style-name="Standard"/>
      <text:p text:style-name="Standard">First timer: </text:p>
      <text:p text:style-name="Standard"/>
      <text:p text:style-name="Standard">Additional facilities: </text:p>
      <text:p text:style-name="Standard"/>
      <text:p text:style-name="Standard">Press can contact me: <text:s/>(yes or n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1:13:28.697435736</meta:creation-date>
    <meta:editing-cycles>1</meta:editing-cycles>
    <meta:editing-duration>PT5M6S</meta:editing-duration>
    <dc:title>Kernelcon CFP</dc:title>
    <dc:date>2018-10-12T11:18:34.118893105</dc:date>
    <meta:document-statistic meta:table-count="0" meta:image-count="0" meta:object-count="0" meta:page-count="1" meta:paragraph-count="12" meta:word-count="39" meta:character-count="240" meta:non-whitespace-character-count="206"/>
    <meta:generator>LibreOffice/5.4.7.2$Linux_X86_64 LibreOffice_project/40$Build-2</meta:generator>
  </office:meta>
</office:document-meta>
</file>